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cm" fo:min-width="0.7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4cm" svg:height="2.12cm" svg:x="10.1cm" svg:y="2.06cm">
          <text:p text:style-name="P1"><text:span text:style-name="T1">Vio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.4cm" svg:height="2.12cm" svg:x="4.2cm" svg:y="5.12cm">
          <text:p text:style-name="P1"><text:span text:style-name="T1">Distor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2.4cm" svg:height="2.12cm" svg:x="1.37cm" svg:y="8.86cm">
          <text:p text:style-name="P1"><text:span text:style-name="T1">Ga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2.4cm" svg:height="2.12cm" svg:x="4.21cm" svg:y="8.84cm">
          <text:p text:style-name="P1"><text:span text:style-name="T1">V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2.4cm" svg:height="2.12cm" svg:x="7.07cm" svg:y="8.9cm">
          <text:p text:style-name="P1"><text:span text:style-name="T1">Bypa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4cm" svg:y1="7.24cm" svg:x2="2.57cm" svg:y2="8.86cm" draw:start-shape="id1" draw:start-glue-point="6" draw:end-shape="id2" draw:end-glue-point="4" svg:d="M5400 7240v811h-2830v809" svg:viewBox="0 0 2831 1621">
          <text:p/>
        </draw:connector>
        <draw:connector draw:style-name="gr2" draw:text-style-name="P1" draw:layer="layout" svg:x1="5.4cm" svg:y1="7.24cm" svg:x2="5.41cm" svg:y2="8.84cm" draw:start-shape="id1" draw:start-glue-point="6" draw:end-shape="id3" draw:end-glue-point="4" svg:d="M5400 7240v801h10v799" svg:viewBox="0 0 11 1601">
          <text:p/>
        </draw:connector>
        <draw:connector draw:style-name="gr2" draw:text-style-name="P1" draw:layer="layout" svg:x1="5.4cm" svg:y1="7.24cm" svg:x2="8.27cm" svg:y2="8.9cm" draw:start-shape="id1" draw:start-glue-point="6" draw:end-shape="id4" draw:end-glue-point="4" svg:d="M5400 7240v831h2870v829" svg:viewBox="0 0 2871 1661">
          <text:p/>
        </draw:connector>
        <draw:connector draw:style-name="gr2" draw:text-style-name="P1" draw:layer="layout" svg:x1="11.3cm" svg:y1="4.18cm" svg:x2="5.4cm" svg:y2="5.12cm" draw:start-shape="id5" draw:start-glue-point="6" draw:end-shape="id1" draw:end-glue-point="4" svg:d="M11300 4180v502h-2949v-63h-2951v501" svg:viewBox="0 0 5901 9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6:25:39.810254000</meta:creation-date>
    <dc:date>2019-10-14T16:34:13.558486000</dc:date>
    <meta:editing-duration>PT8M44S</meta:editing-duration>
    <meta:editing-cycles>1</meta:editing-cycles>
    <meta:generator>LibreOffice/5.4.0.3$MacOSX_X86_64 LibreOffice_project/7556cbc6811c9d992f4064ab9287069087d7f62c</meta:generator>
    <meta:document-statistic meta:object-count="9"/>
  </office:meta>
</office:document-meta>
</file>